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.866cm" fo:margin-left="0cm" fo:margin-top="0cm" fo:margin-bottom="0cm" table:align="left" style:writing-mode="lr-tb"/>
    </style:style>
    <style:style style:name="Table2.A" style:family="table-column">
      <style:table-column-properties style:column-width="2.274cm"/>
    </style:style>
    <style:style style:name="Table2.B" style:family="table-column">
      <style:table-column-properties style:column-width="13.5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8.678cm" fo:margin-left="1.221cm" fo:margin-top="0cm" fo:margin-bottom="0cm" table:align="left" style:writing-mode="lr-tb"/>
    </style:style>
    <style:style style:name="Table1.A" style:family="table-column">
      <style:table-column-properties style:column-width="1.676cm"/>
    </style:style>
    <style:style style:name="Table1.B" style:family="table-column">
      <style:table-column-properties style:column-width="7.0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</style:style>
    <style:style style:name="P5" style:family="paragraph" style:parent-style-name="Standard">
      <style:text-properties fo:color="#000000" style:font-name="Times New Roman" fo:font-size="14pt" officeooo:rsid="0011aa67" officeooo:paragraph-rsid="0011aa67" fo:background-color="#fffffe" style:font-size-asian="14pt" style:font-name-complex="Times New Roman1" style:font-size-complex="14pt"/>
    </style:style>
    <style:style style:name="P6" style:family="paragraph" style:parent-style-name="Standard">
      <style:text-properties fo:color="#000000" style:font-name="Times New Roman" fo:font-size="14pt" fo:font-weight="bold" officeooo:rsid="0011aa67" officeooo:paragraph-rsid="0011aa67" fo:background-color="#fffffe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fo:color="#000000" style:font-name="Times New Roman" fo:font-size="14pt" fo:font-weight="normal" officeooo:rsid="0011aa67" officeooo:paragraph-rsid="0011aa67" fo:background-color="#fffffe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text-properties fo:color="#000000" style:font-name="Times New Roman" fo:font-size="14pt" style:text-underline-style="solid" style:text-underline-width="auto" style:text-underline-color="font-color" officeooo:rsid="0011aa67" officeooo:paragraph-rsid="0011aa67" fo:background-color="#fffffe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" fo:font-size="14pt" officeooo:rsid="0011aa67" fo:background-color="#fffffe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" fo:font-size="14pt" officeooo:rsid="0013689e" officeooo:paragraph-rsid="0013689e" fo:background-color="#fffffe" style:font-size-asian="14pt" style:font-name-complex="Times New Roman1" style:font-size-complex="14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officeooo:rsid="0011aa67" officeooo:paragraph-rsid="0011aa67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4pt" officeooo:rsid="0013689e" officeooo:paragraph-rsid="0013689e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0fba0" style:font-size-asian="14pt" style:font-name-complex="Times New Roman1" style:font-size-complex="14pt"/>
    </style:style>
    <style:style style:name="T3" style:family="text">
      <style:text-properties officeooo:rsid="0013689e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282cm" svg:y="-0.072cm" svg:width="15.866cm" draw:z-index="0"><draw:text-box fo:min-height="0.041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1">API</text:p></table:table-cell><table:table-cell table:style-name="Table2.A1" office:value-type="string"><text:p text:style-name="P4"><text:span text:style-name="Internet_20_link"><text:span text:style-name="T1">http://stage1.optipacetech.com/badminton/api/login.php</text:span></text:span></text:p></table:table-cell></table:table-row><table:table-row table:style-name="Table2.1"><table:table-cell table:style-name="Table2.A1" office:value-type="string"><text:p text:style-name="P1">Method</text:p></table:table-cell><table:table-cell table:style-name="Table2.A1" office:value-type="string"><text:p text:style-name="P1">Post</text:p></table:table-cell></table:table-row><table:table-row table:style-name="Table2.1"><table:table-cell table:style-name="Table2.A1" office:value-type="string"><text:p text:style-name="P1">Request</text:p></table:table-cell><table:table-cell table:style-name="Table2.A1" office:value-type="string"><text:p text:style-name="P4"><text:span text:style-name="T1">mail_id,</text:span> <text:span text:style-name="T2">password</text:span></text:p></table:table-cell></table:table-row><table:table-row table:style-name="Table2.1"><table:table-cell table:style-name="Table2.A1" office:value-type="string"><text:p text:style-name="P1">Response</text:p></table:table-cell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3">Code</text:p></table:table-cell><table:table-cell table:style-name="Table1.A1" office:value-type="string"><text:p text:style-name="P3">Meaning</text:p></table:table-cell></table:table-row><table:table-row table:style-name="Table1.1"><table:table-cell table:style-name="Table1.A1" office:value-type="string"><text:p text:style-name="P1">00</text:p></table:table-cell><table:table-cell table:style-name="Table1.A1" office:value-type="string"><text:p text:style-name="P1">Invalid parameters</text:p></table:table-cell></table:table-row><table:table-row table:style-name="Table1.1"><table:table-cell table:style-name="Table1.A1" office:value-type="string"><text:p text:style-name="P1">01</text:p></table:table-cell><table:table-cell table:style-name="Table1.A1" office:value-type="string"><text:p text:style-name="P1">Database connectivity error</text:p></table:table-cell></table:table-row><table:table-row table:style-name="Table1.1"><table:table-cell table:style-name="Table1.A1" office:value-type="string"><text:p text:style-name="P1">02</text:p></table:table-cell><table:table-cell table:style-name="Table1.A1" office:value-type="string"><text:p text:style-name="P1">Database execution error</text:p></table:table-cell></table:table-row><table:table-row table:style-name="Table1.1"><table:table-cell table:style-name="Table1.A1" office:value-type="string"><text:p text:style-name="P12">03</text:p></table:table-cell><table:table-cell table:style-name="Table1.A1" office:value-type="string"><text:p text:style-name="P12">No rows selected</text:p></table:table-cell></table:table-row><table:table-row table:style-name="Table1.1"><table:table-cell table:style-name="Table1.A1" office:value-type="string"><text:p text:style-name="P13">Player</text:p></table:table-cell><table:table-cell table:style-name="Table1.A1" office:value-type="string"><text:p text:style-name="P9"><text:span text:style-name="T3">player</text:span>,playerId,playerName,lastDate,lastScore</text:p><text:p text:style-name="P1"/></table:table-cell></table:table-row><table:table-row table:style-name="Table1.1"><table:table-cell table:style-name="Table1.A1" office:value-type="string"><text:p text:style-name="P13">Coach</text:p></table:table-cell><table:table-cell table:style-name="Table1.A1" office:value-type="string"><text:p text:style-name="P10">Coach,coachId,coachName</text:p></table:table-cell></table:table-row></table:table><text:p text:style-name="P2"/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xample 1:</text:p>
      <text:p text:style-name="P6">Request:</text:p>
      <text:p text:style-name="P5">mail_id=aeghm02@gmail.com</text:p>
      <text:p text:style-name="P5">password=8987</text:p>
      <text:p text:style-name="P5"/>
      <text:p text:style-name="P6">Response:(for player)</text:p>
      <text:p text:style-name="P7">player,1099,Meg,2020-05-22,50</text:p>
      <text:p text:style-name="P7"/>
      <text:p text:style-name="P8">Example 2:</text:p>
      <text:p text:style-name="P6">Request:</text:p>
      <text:p text:style-name="P5">mail_id:subbu@optipace.in</text:p>
      <text:p text:style-name="P5">password:subbu</text:p>
      <text:p text:style-name="P5"/>
      <text:p text:style-name="P6">Response:(for coach)</text:p>
      <text:p text:style-name="P7">coach,22,Subramanya</text:p>
      <text:p text:style-name="P7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5:42:42.122493602</meta:creation-date>
    <dc:date>2020-05-26T15:58:48.962993847</dc:date>
    <meta:editing-duration>PT4M8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33" meta:word-count="45" meta:character-count="484" meta:non-whitespace-character-count="472"/>
  </office:meta>
</office:document-meta>
</file>